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thew </text:span></text:p>
        <text:p text:style-name="TitleMain_scrBook_scrBody"><text:span text:style-name="span_TitleMain_scrBook_scrBody">Gutnius Matyu i raitim</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tthew 1" office:value-type="string" office:string-value="Matthew 1"/></text:span><text:span text:style-name="ChapterNumber_.tpi"><text:variable-set text:name="Right_Guideword_R" text:display="none" text:formula="ooow: Matthew 1" office:value-type="string" office:string-value="Matthew 1"/></text:span><text:span/><text:span text:style-name="span_Paragraph1_scrSection_scrBook_scrBody"><text:span text:style-name="VerseNumber1_Paragraph1_scrSection_scrBook_scrBody"> 1 </text:span>Dispela †  em i tok long ol lain tumbuna bilong Jisas Krais. Jisas em i bilong lain bilong Devit na Devit em i bilong lain bilong Abraham. replace text here</text:span></text:p>
        <text:p text:style-name="SectionHead_scrSection_scrSection_scrBook_scrBody"><text:span text:style-name="span_SectionHead_scrSection_scrSection_scrBook_scrBody">Josep wantaim meri na pikinini i go long Isip</text:span></text:p>
        <text:p text:style-name="Paragraph_scrSection_scrSection_scrBook_scrBody"><text:span text:style-name="span_Paragraph_scrSection_scrSection_scrBook_scrBody"><text:span text:style-name="VerseNumber_Paragraph_scrSection_scrSection_scrBook_scrBody"> 13 </text:span>Ol saveman i go pinis, na ensel bilong Bikpela i kamap long Josep long driman. Ensel i tok olsem, “Yu kirap na kisim pikinini wantaim mama bilong en, na yu ranawe i go long Isip.</text:span><text:span text:style-name="span_Paragraph_scrSection_scrSection_scrBook_scrBody"><text:reference-ref text:reference-format="text" text:ref-name="f06c1ac15-935c-4ff4-99f9-257a5372c48a">c</text:reference-ref></text:span><text:span text:style-name="span_Paragraph_scrSection_scrSection_scrBook_scrBody"> Na yu mas i stap long Isip inap long taim mi givim tok gen long yu, long wanem, Herot i laik painim pikinini na kilim em i dai.” </text:span><text:span text:style-name="span_Paragraph_scrSection_scrSection_scrBook_scrBody"><text:span text:style-name="VerseNumber_Paragraph_scrSection_scrSection_scrBook_scrBody">14 </text:span>Orait Josep i kirap na i kisim pikinini wantaim mama bilong en long nait yet, na em i bringim ol i go long Isip. </text:span><text:span text:style-name="span_Paragraph_scrSection_scrSection_scrBook_scrBody"><text:span text:style-name="VerseNumber_Paragraph_scrSection_scrSection_scrBook_scrBody">15 </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non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scrSection_scrBook_scrBody" style:family="text" style:parent-style-name="Paragraph_scrSection_scrSection_scrBook_scrBody">
      <style:text-properties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de" style:family="paragraph" style:parent-style-name="none">
      <style:text-properties fo:font-family="Charis SIL"/>
    </style:style>
    <style:style style:name="span_.de" style:family="paragraph" style:parent-style-name="none">
      <style:text-properties fo:font-family="Chari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Charis SIL"/>
    </style:style>
    <style:style style:name="span_.fa" style:family="paragraph" style:parent-style-name="none">
      <style:text-properties fo:font-family="Charis SIL"/>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Gautami"/>
    </style:style>
    <style:style style:name="span_.hi" style:family="paragraph" style:parent-style-name="none">
      <style:text-properties fo:font-family="Gautami"/>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2-28T14:28:53</meta:creation-date>
    <dc:creator>James</dc:creator>
    <dc:date>2011-12-28T14:28:5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3.1849</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NewSVN\pathway\Test\PsExport\TestFiles\Output\T9\PartFile1"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